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2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UTRECHT; VIJFDE GEDEELTE: INDEELING DER WERKELIJKE BEVOLKING NAAR DE KERKELIJKE GEZINDTEN</text:p>
          </table:table-cell>
          <table:table-cell table:style-name="TL Title" table:number-columns-repeated="33"/>
          <table:table-cell table:style-name="TL Title" table:number-columns-repeated="4"/>
          <table:table-cell table:style-name="ce51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1">
          <table:covered-table-cell table:style-name="ce5"/>
          <table:table-cell table:style-name="ce1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4"/>
          <table:covered-table-cell table:style-name="ce54"/>
          <table:table-cell table:style-name="ce58" table:number-columns-repeated="985"/>
        </table:table-row>
        <table:table-row table:style-name="ro3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0161" office:value-type="float">
            <text:p>20161</text:p>
          </table:table-cell>
          <table:table-cell ns41:value-type="float" table:style-name="TL Data" office:value="22632" office:value-type="float">
            <text:p>2263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14522" office:value-type="float">
            <text:p>14522</text:p>
          </table:table-cell>
          <table:table-cell ns41:value-type="float" table:style-name="TL Data" office:value="15739" office:value-type="float">
            <text:p>15739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0113" office:value-type="float">
            <text:p>40113</text:p>
          </table:table-cell>
          <table:table-cell ns41:value-type="float" table:style-name="TL Data" office:value="44233" office:value-type="float">
            <text:p>44233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40" office:value="10722" office:value-type="float">
            <text:p>10722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0" office:value-type="string">
            <text:p>UT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1_H5</text:p>
          </table:table-cell>
          <table:table-cell ns41:value-type="float" table:style-name="ce40" office:value="254" office:value-type="float">
            <text:p>254</text:p>
          </table:table-cell>
          <table:table-cell ns41:value-type="float" table:style-name="ce40" office:value="255" office:value-type="float">
            <text:p>255</text:p>
          </table:table-cell>
          <table:table-cell ns41:value-type="float" table:style-name="ce55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bcoude-Baambrugge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41" office:value="11184" office:value-type="float">
            <text:p>11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bcoude-Proostdij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ce35" office:value="1004" office:value-type="float">
            <text:p>1004</text:p>
          </table:table-cell>
          <table:table-cell ns41:value-type="float" table:style-name="ce41" office:value="10712" office:value-type="float">
            <text:p>107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chtien hoven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ce35" office:value="1005" office:value-type="float">
            <text:p>1005</text:p>
          </table:table-cell>
          <table:table-cell ns41:value-type="float" table:style-name="ce41" office:value="10524" office:value-type="float">
            <text:p>105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41" office:value="11372" office:value-type="float">
            <text:p>113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3594" office:value-type="float">
            <text:p>3594</text:p>
          </table:table-cell>
          <table:table-cell ns41:value-type="float" table:style-name="TL Data" office:value="3625" office:value-type="float">
            <text:p>36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977" office:value-type="float">
            <text:p>2977</text:p>
          </table:table-cell>
          <table:table-cell ns41:value-type="float" table:style-name="TL Data" office:value="3290" office:value-type="float">
            <text:p>329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485" office:value-type="float">
            <text:p>7485</text:p>
          </table:table-cell>
          <table:table-cell ns41:value-type="float" table:style-name="TL Data" office:value="7895" office:value-type="float">
            <text:p>7895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41" office:value="10948" office:value-type="float">
            <text:p>1094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aarn</text:p>
          </table:table-cell>
          <table:table-cell/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41" office:value="11411" office:value-type="float">
            <text:p>114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41" office:value="11330" office:value-type="float">
            <text:p>113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ild</text:p>
          </table:table-cell>
          <table:table-cell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41" office:value="10168" office:value-type="float">
            <text:p>101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reukelen-Nijenrode</text:p>
          </table:table-cell>
          <table:table-cell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672" office:value-type="float">
            <text:p>67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ce35" office:value="1028" office:value-type="float">
            <text:p>1028</text:p>
          </table:table-cell>
          <table:table-cell ns41:value-type="float" table:style-name="ce41" office:value="10807" office:value-type="float">
            <text:p>1080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reukelen-st.Pieter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office:value="66" table:style-name="TL Data" table:number-columns-repeated="2" office:value-type="float">
            <text:p>6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ce35" office:value="1029" office:value-type="float">
            <text:p>1029</text:p>
          </table:table-cell>
          <table:table-cell ns41:value-type="float" table:style-name="ce41" office:value="11149" office:value-type="float">
            <text:p>111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unnik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ce35" office:value="312" office:value-type="float">
            <text:p>312</text:p>
          </table:table-cell>
          <table:table-cell ns41:value-type="float" table:style-name="ce41" office:value="10820" office:value-type="float">
            <text:p>108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unschoten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style-name="TL Data"/>
          <table:table-cell table:style-name="TL Data" table:number-columns-repeated="2"/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72" office:value-type="float">
            <text:p>672</text:p>
          </table:table-cell>
          <table:table-cell table:style-name="TL Data" table:number-columns-repeated="2"/>
          <table:table-cell table:style-name="TL Data" table:number-columns-repeated="4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41" office:value="11343" office:value-type="float">
            <text:p>113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Cothen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table:style-name="TL Data" table:number-columns-repeated="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2"/>
          <table:table-cell table:style-name="TL Data" table:number-columns-repeated="6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ce35" office:value="314" office:value-type="float">
            <text:p>314</text:p>
          </table:table-cell>
          <table:table-cell ns41:value-type="float" table:style-name="ce41" office:value="11316" office:value-type="float">
            <text:p>113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761" office:value-type="float">
            <text:p>76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50" table:style-name="TL Data" table:number-columns-repeated="2" office:value-type="float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41" office:value="10213" office:value-type="float">
            <text:p>102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ce35" office:value="1048" office:value-type="float">
            <text:p>1048</text:p>
          </table:table-cell>
          <table:table-cell ns41:value-type="float" table:style-name="ce41" office:value="10777" office:value-type="float">
            <text:p>107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emnes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8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ce35" office:value="317" office:value-type="float">
            <text:p>317</text:p>
          </table:table-cell>
          <table:table-cell ns41:value-type="float" table:style-name="ce41" office:value="10248" office:value-type="float">
            <text:p>1024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arzuilens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TL Data"/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8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35" office:value="1069" office:value-type="float">
            <text:p>1069</text:p>
          </table:table-cell>
          <table:table-cell ns41:value-type="float" table:style-name="ce41" office:value="10737" office:value-type="float">
            <text:p>107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rmelen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7"/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71" office:value-type="float">
            <text:p>471</text:p>
          </table:table-cell>
          <table:table-cell table:style-name="TL Data" table:number-columns-repeated="8"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ce35" office:value="318" office:value-type="float">
            <text:p>318</text:p>
          </table:table-cell>
          <table:table-cell ns41:value-type="float" table:style-name="ce41" office:value="10183" office:value-type="float">
            <text:p>1018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enkoop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8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41" office:value="10611" office:value-type="float">
            <text:p>106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table:style-name="TL Data" table:number-columns-repeated="2"/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61" office:value-type="float">
            <text:p>86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41" office:value="10545" office:value-type="float">
            <text:p>105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uten</text:p>
          </table:table-cell>
          <table:table-cell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64" office:value-type="float">
            <text:p>56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41" office:value="10230" office:value-type="float">
            <text:p>102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Ijselstein</text:p>
          </table:table-cell>
          <table:table-cell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64" office:value-type="float">
            <text:p>96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41" office:value="10152" office:value-type="float">
            <text:p>101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32" office:value-type="float">
            <text:p>63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ce35" office:value="1091" office:value-type="float">
            <text:p>1091</text:p>
          </table:table-cell>
          <table:table-cell ns41:value-type="float" table:style-name="ce41" office:value="10847" office:value-type="float">
            <text:p>108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Jutphaas</text:p>
          </table:table-cell>
          <table:table-cell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30" office:value-type="float">
            <text:p>630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41" office:value="10374" office:value-type="float">
            <text:p>103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amerik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8"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ce35" office:value="323" office:value-type="float">
            <text:p>323</text:p>
          </table:table-cell>
          <table:table-cell ns41:value-type="float" table:style-name="ce41" office:value="10554" office:value-type="float">
            <text:p>1055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ockengen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41" office:value="10765" office:value-type="float">
            <text:p>107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aagniewkoop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ce35" office:value="1100" office:value-type="float">
            <text:p>1100</text:p>
          </table:table-cell>
          <table:table-cell ns41:value-type="float" table:style-name="ce41" office:value="10305" office:value-type="float">
            <text:p>103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angbroek</text:p>
          </table:table-cell>
          <table:table-cell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41" office:value="11413" office:value-type="float">
            <text:p>11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41" office:value="11142" office:value-type="float">
            <text:p>1114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76" office:value-type="float">
            <text:p>47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41" office:value="10978" office:value-type="float">
            <text:p>1097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inschoten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07" office:value-type="float">
            <text:p>40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41" office:value="11324" office:value-type="float">
            <text:p>113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41" office:value="11202" office:value-type="float">
            <text:p>112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4"/>
          <table:table-cell ns41:value-type="float" office:value="20" table:style-name="TL Data" table:number-columns-repeated="2" office:value-type="float">
            <text:p>2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ce35" office:value="1105" office:value-type="float">
            <text:p>1105</text:p>
          </table:table-cell>
          <table:table-cell ns41:value-type="float" table:style-name="ce41" office:value="10208" office:value-type="float">
            <text:p>102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/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1071" office:value-type="float">
            <text:p>107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41" office:value="10639" office:value-type="float">
            <text:p>106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opik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52" office:value-type="float">
            <text:p>352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ce35" office:value="331" office:value-type="float">
            <text:p>331</text:p>
          </table:table-cell>
          <table:table-cell ns41:value-type="float" table:style-name="ce41" office:value="10333" office:value-type="float">
            <text:p>103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aarn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ce35" office:value="332" office:value-type="float">
            <text:p>332</text:p>
          </table:table-cell>
          <table:table-cell ns41:value-type="float" table:style-name="ce41" office:value="10392" office:value-type="float">
            <text:p>1039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659" office:value-type="float">
            <text:p>659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41" office:value="10191" office:value-type="float">
            <text:p>101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aarsseveen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41" office:value="10874" office:value-type="float">
            <text:p>108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41" office:value="10691" office:value-type="float">
            <text:p>106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ijdrecht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1897" office:value-type="float">
            <text:p>1897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41" office:value="11379" office:value-type="float">
            <text:p>113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88" office:value-type="float">
            <text:p>68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ce35" office:value="335" office:value-type="float">
            <text:p>335</text:p>
          </table:table-cell>
          <table:table-cell ns41:value-type="float" table:style-name="ce41" office:value="10033" office:value-type="float">
            <text:p>100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gtevecht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8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ce35" office:value="337" office:value-type="float">
            <text:p>337</text:p>
          </table:table-cell>
          <table:table-cell ns41:value-type="float" table:style-name="ce41" office:value="10160" office:value-type="float">
            <text:p>1016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dij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8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ce35" office:value="1131" office:value-type="float">
            <text:p>1131</text:p>
          </table:table-cell>
          <table:table-cell ns41:value-type="float" table:style-name="ce41" office:value="11003" office:value-type="float">
            <text:p>1100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udenrij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ce35" office:value="1144" office:value-type="float">
            <text:p>1144</text:p>
          </table:table-cell>
          <table:table-cell ns41:value-type="float" table:style-name="ce41" office:value="10114" office:value-type="float">
            <text:p>101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Polsbroek</text:p>
          </table:table-cell>
          <table:table-cell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ce35" office:value="338" office:value-type="float">
            <text:p>338</text:p>
          </table:table-cell>
          <table:table-cell ns41:value-type="float" table:style-name="ce41" office:value="10993" office:value-type="float">
            <text:p>1099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enswoude</text:p>
          </table:table-cell>
          <table:table-cell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ce35" office:value="339" office:value-type="float">
            <text:p>339</text:p>
          </table:table-cell>
          <table:table-cell ns41:value-type="float" table:style-name="ce41" office:value="10269" office:value-type="float">
            <text:p>1026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341" office:value-type="float">
            <text:p>234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41" office:value="10309" office:value-type="float">
            <text:p>1030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ijsenburg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ce35" office:value="1166" office:value-type="float">
            <text:p>1166</text:p>
          </table:table-cell>
          <table:table-cell ns41:value-type="float" table:style-name="ce41" office:value="10613" office:value-type="float">
            <text:p>106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uwiel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68" table:style-name="TL Data" table:number-columns-repeated="2" office:value-type="float">
            <text:p>68</text:p>
          </table:table-cell>
          <table:table-cell table:style-name="TL Data" table:number-columns-repeated="8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ce35" office:value="1164" office:value-type="float">
            <text:p>1164</text:p>
          </table:table-cell>
          <table:table-cell ns41:value-type="float" table:style-name="ce41" office:value="10526" office:value-type="float">
            <text:p>1052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1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 table:number-columns-repeated="8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ce35" office:value="1169" office:value-type="float">
            <text:p>1169</text:p>
          </table:table-cell>
          <table:table-cell ns41:value-type="float" table:style-name="ce41" office:value="10378" office:value-type="float">
            <text:p>1037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nelrewaard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1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59" table:style-name="TL Data" table:number-columns-repeated="2" office:value-type="float">
            <text:p>159</text:p>
          </table:table-cell>
          <table:table-cell table:style-name="TL Data" table:number-columns-repeated="8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41" office:value="10802" office:value-type="float">
            <text:p>108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oest</text:p>
          </table:table-cell>
          <table:table-cell/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41" office:value="11021" office:value-type="float">
            <text:p>110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outenburg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14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8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41" office:value="10438" office:value-type="float">
            <text:p>104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table:style-name="TL Data" table:number-columns-repeated="8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ce35" office:value="1202" office:value-type="float">
            <text:p>1202</text:p>
          </table:table-cell>
          <table:table-cell ns41:value-type="float" table:style-name="ce41" office:value="10035" office:value-type="float">
            <text:p>100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ull en 't Waal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8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ce35" office:value="1205" office:value-type="float">
            <text:p>1205</text:p>
          </table:table-cell>
          <table:table-cell ns41:value-type="float" table:style-name="ce41" office:value="11022" office:value-type="float">
            <text:p>1102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/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18" office:value-type="float">
            <text:p>2318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41" office:value="11052" office:value-type="float">
            <text:p>110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eldhuizen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8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35" office:value="1207" office:value-type="float">
            <text:p>1207</text:p>
          </table:table-cell>
          <table:table-cell ns41:value-type="float" table:style-name="ce41" office:value="10713" office:value-type="float">
            <text:p>107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inkeveen</text:p>
          </table:table-cell>
          <table:table-cell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49" office:value-type="float">
            <text:p>6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153" office:value-type="float">
            <text:p>115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1878" office:value-type="float">
            <text:p>1878</text:p>
          </table:table-cell>
          <table:table-cell ns41:value-type="float" table:style-name="ce35" office:value="346" office:value-type="float">
            <text:p>346</text:p>
          </table:table-cell>
          <table:table-cell ns41:value-type="float" table:style-name="ce41" office:value="11048" office:value-type="float">
            <text:p>1104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leuten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ce35" office:value="1211" office:value-type="float">
            <text:p>1211</text:p>
          </table:table-cell>
          <table:table-cell ns41:value-type="float" table:style-name="ce41" office:value="10658" office:value-type="float">
            <text:p>106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reeland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ce35" office:value="1213" office:value-type="float">
            <text:p>1213</text:p>
          </table:table-cell>
          <table:table-cell ns41:value-type="float" table:style-name="ce41" office:value="10898" office:value-type="float">
            <text:p>108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41" office:value="10441" office:value-type="float">
            <text:p>1044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rkhove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8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ce35" office:value="1223" office:value-type="float">
            <text:p>1223</text:p>
          </table:table-cell>
          <table:table-cell ns41:value-type="float" table:style-name="ce41" office:value="11299" office:value-type="float">
            <text:p>1129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stbroek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ce35" office:value="1224" office:value-type="float">
            <text:p>1224</text:p>
          </table:table-cell>
          <table:table-cell ns41:value-type="float" table:style-name="ce41" office:value="10145" office:value-type="float">
            <text:p>10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jk bij Duurstede</text:p>
          </table:table-cell>
          <table:table-cell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ce35" office:value="352" office:value-type="float">
            <text:p>352</text:p>
          </table:table-cell>
          <table:table-cell ns41:value-type="float" table:style-name="ce41" office:value="10760" office:value-type="float">
            <text:p>1076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lleskop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1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41" office:value="10758" office:value-type="float">
            <text:p>107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llige Langerak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6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ce35" office:value="1226" office:value-type="float">
            <text:p>1226</text:p>
          </table:table-cell>
          <table:table-cell ns41:value-type="float" table:style-name="ce41" office:value="10368" office:value-type="float">
            <text:p>103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496" office:value-type="float">
            <text:p>49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41" office:value="10365" office:value-type="float">
            <text:p>103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135" office:value-type="float">
            <text:p>1135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41" office:value="11398" office:value-type="float">
            <text:p>113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egveld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94" table:style-name="TL Data" table:number-columns-repeated="2" office:value-type="float">
            <text:p>9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41" office:value="10949" office:value-type="float">
            <text:p>109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3520" office:value-type="float">
            <text:p>3520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41" office:value="10324" office:value-type="float">
            <text:p>1032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uilen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ce35" office:value="1242" office:value-type="float">
            <text:p>1242</text:p>
          </table:table-cell>
          <table:table-cell ns41:value-type="float" table:style-name="ce41" office:value="10059" office:value-type="float">
            <text:p>10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38147" office:value-type="float">
            <text:p>38147</text:p>
          </table:table-cell>
          <table:table-cell ns41:value-type="float" table:style-name="TL Data" office:value="36957" office:value-type="float">
            <text:p>3695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526" office:value-type="float">
            <text:p>4526</text:p>
          </table:table-cell>
          <table:table-cell ns41:value-type="float" table:style-name="TL Data" office:value="4641" office:value-type="float">
            <text:p>4641</text:p>
          </table:table-cell>
          <table:table-cell ns41:value-type="float" table:style-name="TL Data" office:value="23126" office:value-type="float">
            <text:p>23126</text:p>
          </table:table-cell>
          <table:table-cell ns41:value-type="float" table:style-name="TL Data" office:value="22555" office:value-type="float">
            <text:p>2255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8987" office:value-type="float">
            <text:p>68987</text:p>
          </table:table-cell>
          <table:table-cell ns41:value-type="float" table:style-name="TL Data" office:value="67674" office:value-type="float">
            <text:p>67674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6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58308" office:value-type="float">
            <text:p>58308</text:p>
          </table:table-cell>
          <table:table-cell ns41:value-type="float" table:style-name="TL Data" office:value="59589" office:value-type="float">
            <text:p>5958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6443" office:value-type="float">
            <text:p>6443</text:p>
          </table:table-cell>
          <table:table-cell ns41:value-type="float" table:style-name="TL Data" office:value="6700" office:value-type="float">
            <text:p>6700</text:p>
          </table:table-cell>
          <table:table-cell ns41:value-type="float" table:style-name="TL Data" office:value="37648" office:value-type="float">
            <text:p>37648</text:p>
          </table:table-cell>
          <table:table-cell ns41:value-type="float" table:style-name="TL Data" office:value="38294" office:value-type="float">
            <text:p>38294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09100" office:value-type="float">
            <text:p>109100</text:p>
          </table:table-cell>
          <table:table-cell ns41:value-type="float" table:style-name="TL Data" office:value="111907" office:value-type="float">
            <text:p>111907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UT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1_H5</text:p>
          </table:table-cell>
          <table:table-cell ns41:value-type="float" table:style-name="ce42" office:value="256" office:value-type="float">
            <text:p>256</text:p>
          </table:table-cell>
          <table:table-cell ns41:value-type="float" table:style-name="ce42" office:value="257" office:value-type="float">
            <text:p>257</text:p>
          </table:table-cell>
          <table:table-cell ns41:value-type="float" table:style-name="ce57" office:value="280189" office:value-type="float">
            <text:p>280189</text:p>
          </table:table-cell>
          <table:table-cell table:number-columns-repeated="985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9"/>
        <table:table-column table:style-name="co12" table:default-cell-style-name="ce9"/>
        <table:table-column table:style-name="co13" table:default-cell-style-name="ce9" table:number-columns-repeated="3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08"/>
        <table:table-column table:style-name="co11" table:default-cell-style-name="Default" table:number-columns-repeated="767"/>
        <table:table-row table:style-name="ro6">
          <table:table-cell ns41:value-type="string" table:style-name="TL Title" office:value-type="string">
            <text:p>PROVINCIE UTRECHT; VIJFDE GEDEELTE: INDEELING DER WERKELIJKE BEVOLKING NAAR DE KERKELIJKE GEZINDTEN</text:p>
          </table:table-cell>
          <table:table-cell table:style-name="TL Title" table:number-columns-repeated="43"/>
          <table:table-cell table:style-name="TL Title" table:number-columns-repeated="4"/>
          <table:table-cell table:style-name="ce51"/>
          <table:table-cell table:number-columns-repeated="975"/>
        </table:table-row>
        <table:table-row table:style-name="ro6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7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62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6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75"/>
        </table:table-row>
        <table:table-row table:style-name="ro7">
          <table:covered-table-cell table:style-name="ce59"/>
          <table:table-cell table:style-name="ce11"/>
          <table:covered-table-cell table:style-name="ce61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7">
          <table:covered-table-cell table:style-name="ce59"/>
          <table:table-cell table:style-name="ce11"/>
          <table:covered-table-cell table:style-name="ce61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1">
          <table:covered-table-cell table:style-name="ce60"/>
          <table:table-cell table:style-name="ce1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2"/>
          <table:covered-table-cell table:style-name="ce65" table:number-columns-repeated="2"/>
          <table:covered-table-cell table:style-name="ce67"/>
          <table:table-cell table:style-name="ce58" table:number-columns-repeated="975"/>
        </table:table-row>
        <table:table-row table:style-name="ro3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40" office:value="10722" office:value-type="float">
            <text:p>10722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0" office:value-type="string">
            <text:p>UT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1_H5</text:p>
          </table:table-cell>
          <table:table-cell ns41:value-type="float" table:style-name="ce40" office:value="258" office:value-type="float">
            <text:p>258</text:p>
          </table:table-cell>
          <table:table-cell ns41:value-type="float" table:style-name="ce40" office:value="259" office:value-type="float">
            <text:p>259</text:p>
          </table:table-cell>
          <table:table-cell ns41:value-type="float" table:style-name="ce55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bcoude-Baambrugge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style-name="TL Data"/>
          <table:table-cell table:style-name="TL Data" table:number-columns-repeated="1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41" office:value="11184" office:value-type="float">
            <text:p>11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chtienhoven</text:p>
          </table:table-cell>
          <table:table-cell/>
          <table:table-cell table:style-name="TL Data"/>
          <table:table-cell table:style-name="TL Data" table:number-columns-repeated="13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5" office:value="1005" office:value-type="float">
            <text:p>1005</text:p>
          </table:table-cell>
          <table:table-cell ns41:value-type="float" table:style-name="ce41" office:value="10524" office:value-type="float">
            <text:p>105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merongen</text:p>
          </table:table-cell>
          <table:table-cell/>
          <table:table-cell table:style-name="TL Data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41" office:value="11372" office:value-type="float">
            <text:p>113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/>
          <table:table-cell table:style-name="TL Data"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table:style-name="TL Data"/>
          <table:table-cell table:style-name="TL Data"/>
          <table:table-cell table:style-name="TL Data" table:number-columns-repeated="4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41" office:value="10948" office:value-type="float">
            <text:p>1094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aar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41" office:value="11411" office:value-type="float">
            <text:p>114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enschop</text:p>
          </table:table-cell>
          <table:table-cell/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 table:number-columns-repeated="12"/>
          <table:table-cell table:style-name="TL Data" table:number-columns-repeated="2"/>
          <table:table-cell table:style-name="TL Data" table:number-columns-repeated="14"/>
          <table:table-cell table:style-name="TL Data" table:number-columns-repeated="2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41" office:value="11330" office:value-type="float">
            <text:p>113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ildt (De)</text:p>
          </table:table-cell>
          <table:table-cell/>
          <table:table-cell table:style-name="TL Data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TL Data" table:number-columns-repeated="10"/>
          <table:table-cell table:style-name="TL Data" table:number-columns-repeated="2"/>
          <table:table-cell table:style-name="TL Data" table:number-columns-repeated="1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41" office:value="10168" office:value-type="float">
            <text:p>101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reukelen-Nijenrode</text:p>
          </table:table-cell>
          <table:table-cell/>
          <table:table-cell table:style-name="TL Data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style-name="TL Data" table:number-columns-repeated="1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5" office:value="1028" office:value-type="float">
            <text:p>1028</text:p>
          </table:table-cell>
          <table:table-cell ns41:value-type="float" table:style-name="ce41" office:value="10807" office:value-type="float">
            <text:p>1080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reukelen-St.Pieters</text:p>
          </table:table-cell>
          <table:table-cell/>
          <table:table-cell table:style-name="TL Data"/>
          <table:table-cell table:style-name="TL Data"/>
          <table:table-cell table:style-name="TL Data" table:number-columns-repeated="9"/>
          <table:table-cell table:style-name="TL Data"/>
          <table:table-cell table:style-name="TL Data" table:number-columns-repeated="4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1029" office:value-type="float">
            <text:p>1029</text:p>
          </table:table-cell>
          <table:table-cell ns41:value-type="float" table:style-name="ce41" office:value="11149" office:value-type="float">
            <text:p>111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unschoten</text:p>
          </table:table-cell>
          <table:table-cell/>
          <table:table-cell table:style-name="TL Data"/>
          <table:table-cell table:style-name="TL Data"/>
          <table:table-cell table:style-name="TL Data" table:number-columns-repeated="10"/>
          <table:table-cell table:style-name="TL Data" table:number-columns-repeated="2"/>
          <table:table-cell table:style-name="TL Data" table:number-columns-repeated="2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41" office:value="11343" office:value-type="float">
            <text:p>113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oorn</text:p>
          </table:table-cell>
          <table:table-cell/>
          <table:table-cell table:style-name="TL Data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 table:number-columns-repeated="3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41" office:value="10213" office:value-type="float">
            <text:p>102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rieber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1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5" office:value="1048" office:value-type="float">
            <text:p>1048</text:p>
          </table:table-cell>
          <table:table-cell ns41:value-type="float" table:style-name="ce41" office:value="10777" office:value-type="float">
            <text:p>107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ogland</text:p>
          </table:table-cell>
          <table:table-cell/>
          <table:table-cell table:style-name="TL Data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41" office:value="10545" office:value-type="float">
            <text:p>105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uten</text:p>
          </table:table-cell>
          <table:table-cell/>
          <table:table-cell table:style-name="TL Data"/>
          <table:table-cell table:style-name="TL Data"/>
          <table:table-cell table:style-name="TL Data" table:number-columns-repeated="12"/>
          <table:table-cell table:style-name="TL Data" table:number-columns-repeated="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 table:number-columns-repeated="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41" office:value="10230" office:value-type="float">
            <text:p>102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IJselstein</text:p>
          </table:table-cell>
          <table:table-cell/>
          <table:table-cell table:style-name="TL Data"/>
          <table:table-cell table:style-name="TL Data"/>
          <table:table-cell table:style-name="TL Data" table:number-columns-repeated="4"/>
          <table:table-cell table:style-name="TL Data" table:number-columns-repeated="2"/>
          <table:table-cell table:style-name="TL Data" table:number-columns-repeated="8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41" office:value="10152" office:value-type="float">
            <text:p>101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Jutphaas</text:p>
          </table:table-cell>
          <table:table-cell/>
          <table:table-cell table:style-name="TL Data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 table:number-columns-repeated="2"/>
          <table:table-cell table:style-name="TL Data" table:number-columns-repeated="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41" office:value="10374" office:value-type="float">
            <text:p>103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ockengen</text:p>
          </table:table-cell>
          <table:table-cell/>
          <table:table-cell table:style-name="TL Data"/>
          <table:table-cell table:style-name="TL Data"/>
          <table:table-cell table:style-name="TL Data" table:number-columns-repeated="10"/>
          <table:table-cell table:style-name="TL Data" table:number-columns-repeated="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5" office:value="324" office:value-type="float">
            <text:p>324</text:p>
          </table:table-cell>
          <table:table-cell ns41:value-type="float" table:style-name="ce41" office:value="10765" office:value-type="float">
            <text:p>107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aagniewkoop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ce35" office:value="1100" office:value-type="float">
            <text:p>1100</text:p>
          </table:table-cell>
          <table:table-cell ns41:value-type="float" table:style-name="ce41" office:value="10305" office:value-type="float">
            <text:p>103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angbroek</text:p>
          </table:table-cell>
          <table:table-cell/>
          <table:table-cell table:style-name="TL Data"/>
          <table:table-cell table:style-name="TL Data"/>
          <table:table-cell table:style-name="TL Data"/>
          <table:table-cell table:style-name="TL Data" table:number-columns-repeated="2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TL Data" table:number-columns-repeated="2"/>
          <table:table-cell table:style-name="TL Data" table:number-columns-repeated="4"/>
          <table:table-cell table:style-name="TL Data" table:number-columns-repeated="2"/>
          <table:table-cell table:style-name="TL Data" table:number-columns-repeated="2"/>
          <table:table-cell table:style-name="TL Data" table:number-columns-repeated="10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41" office:value="11413" office:value-type="float">
            <text:p>11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eersum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41" office:value="11142" office:value-type="float">
            <text:p>1114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eusden</text:p>
          </table:table-cell>
          <table:table-cell/>
          <table:table-cell table:style-name="TL Data"/>
          <table:table-cell table:style-name="TL Data"/>
          <table:table-cell table:style-name="TL Data" table:number-columns-repeated="7"/>
          <table:table-cell table:style-name="TL Data" table:number-columns-repeated="3"/>
          <table:table-cell table:style-name="TL Data" table:number-columns-repeated="2"/>
          <table:table-cell table:style-name="TL Data" table:number-columns-repeated="4"/>
          <table:table-cell table:style-name="TL Data" table:number-columns-repeated="14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41" office:value="10978" office:value-type="float">
            <text:p>1097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inschoten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 table:number-columns-repeated="2"/>
          <table:table-cell table:style-name="TL Data" table:number-columns-repeated="14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41" office:value="11324" office:value-type="float">
            <text:p>113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41" office:value="11202" office:value-type="float">
            <text:p>112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35" office:value="1105" office:value-type="float">
            <text:p>1105</text:p>
          </table:table-cell>
          <table:table-cell ns41:value-type="float" table:style-name="ce41" office:value="10208" office:value-type="float">
            <text:p>102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41" office:value="10639" office:value-type="float">
            <text:p>106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opik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35" office:value="331" office:value-type="float">
            <text:p>331</text:p>
          </table:table-cell>
          <table:table-cell ns41:value-type="float" table:style-name="ce41" office:value="10333" office:value-type="float">
            <text:p>103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aarss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41" office:value="10191" office:value-type="float">
            <text:p>101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aarsseveen</text:p>
          </table:table-cell>
          <table:table-cell/>
          <table:table-cell table:style-name="TL Data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41" office:value="10874" office:value-type="float">
            <text:p>108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aartensdijk</text:p>
          </table:table-cell>
          <table:table-cell/>
          <table:table-cell table:style-name="TL Data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/>
          <table:table-cell table:style-name="TL Data" table:number-columns-repeated="1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41" office:value="10691" office:value-type="float">
            <text:p>106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ijdrecht</text:p>
          </table:table-cell>
          <table:table-cell/>
          <table:table-cell table:style-name="TL Data"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41" office:value="11379" office:value-type="float">
            <text:p>113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/>
          <table:table-cell table:style-name="TL Data"/>
          <table:table-cell table:style-name="TL Data"/>
          <table:table-cell table:style-name="TL Data" table:number-columns-repeated="3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335" office:value-type="float">
            <text:p>335</text:p>
          </table:table-cell>
          <table:table-cell ns41:value-type="float" table:style-name="ce41" office:value="10033" office:value-type="float">
            <text:p>100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udenrijn</text:p>
          </table:table-cell>
          <table:table-cell/>
          <table:table-cell table:style-name="TL Data"/>
          <table:table-cell table:style-name="TL Data"/>
          <table:table-cell table:style-name="TL Data" table:number-columns-repeated="3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35" office:value="1144" office:value-type="float">
            <text:p>1144</text:p>
          </table:table-cell>
          <table:table-cell ns41:value-type="float" table:style-name="ce41" office:value="10114" office:value-type="float">
            <text:p>101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Polsbroek</text:p>
          </table:table-cell>
          <table:table-cell/>
          <table:table-cell table:style-name="TL Data"/>
          <table:table-cell table:style-name="TL Data" table:number-columns-repeated="3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35" office:value="338" office:value-type="float">
            <text:p>338</text:p>
          </table:table-cell>
          <table:table-cell ns41:value-type="float" table:style-name="ce41" office:value="10993" office:value-type="float">
            <text:p>1099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9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41" office:value="10309" office:value-type="float">
            <text:p>1030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ijsenburg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1166" office:value-type="float">
            <text:p>1166</text:p>
          </table:table-cell>
          <table:table-cell ns41:value-type="float" table:style-name="ce41" office:value="10613" office:value-type="float">
            <text:p>106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oest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41" office:value="11021" office:value-type="float">
            <text:p>110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41" office:value="11052" office:value-type="float">
            <text:p>110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inkeve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346" office:value-type="float">
            <text:p>346</text:p>
          </table:table-cell>
          <table:table-cell ns41:value-type="float" table:style-name="ce41" office:value="11048" office:value-type="float">
            <text:p>1104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leu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5"/>
          <table:table-cell ns41:value-type="float" table:style-name="TL Data" office:value="1" office:value-type="float">
            <text:p>1</text:p>
          </table:table-cell>
          <table:table-cell ns41:value-type="float" table:style-name="ce35" office:value="1211" office:value-type="float">
            <text:p>1211</text:p>
          </table:table-cell>
          <table:table-cell ns41:value-type="float" table:style-name="ce41" office:value="10658" office:value-type="float">
            <text:p>106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reelan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1213" office:value-type="float">
            <text:p>1213</text:p>
          </table:table-cell>
          <table:table-cell ns41:value-type="float" table:style-name="ce41" office:value="10898" office:value-type="float">
            <text:p>108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reeswijk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41" office:value="10441" office:value-type="float">
            <text:p>1044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stbroe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1224" office:value-type="float">
            <text:p>1224</text:p>
          </table:table-cell>
          <table:table-cell ns41:value-type="float" table:style-name="ce41" office:value="10145" office:value-type="float">
            <text:p>10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jk bij Duursted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352" office:value-type="float">
            <text:p>352</text:p>
          </table:table-cell>
          <table:table-cell ns41:value-type="float" table:style-name="ce41" office:value="10760" office:value-type="float">
            <text:p>1076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lleskop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41" office:value="10758" office:value-type="float">
            <text:p>107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llige Langera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35" office:value="1226" office:value-type="float">
            <text:p>1226</text:p>
          </table:table-cell>
          <table:table-cell ns41:value-type="float" table:style-name="ce41" office:value="10368" office:value-type="float">
            <text:p>103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lni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41" office:value="10365" office:value-type="float">
            <text:p>103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oudenberg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2" office:value-type="float">
            <text:p>2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41" office:value="11398" office:value-type="float">
            <text:p>113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egvel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41" office:value="10949" office:value-type="float">
            <text:p>109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41" office:value="10324" office:value-type="float">
            <text:p>1032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uil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5" office:value="1242" office:value-type="float">
            <text:p>1242</text:p>
          </table:table-cell>
          <table:table-cell ns41:value-type="float" table:style-name="ce41" office:value="10059" office:value-type="float">
            <text:p>10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8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80" office:value-type="float">
            <text:p>380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6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689" office:value-type="float">
            <text:p>689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UT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1_H5</text:p>
          </table:table-cell>
          <table:table-cell ns41:value-type="float" table:style-name="ce42" office:value="260" office:value-type="float">
            <text:p>260</text:p>
          </table:table-cell>
          <table:table-cell ns41:value-type="float" table:style-name="ce42" office:value="261" office:value-type="float">
            <text:p>261</text:p>
          </table:table-cell>
          <table:table-cell ns41:value-type="float" table:style-name="ce57" office:value="280191" office:value-type="float">
            <text:p>280191</text:p>
          </table:table-cell>
          <table:table-cell table:number-columns-repeated="975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7:03</dc:date>
    <meta:document-statistic meta:object-count="0" meta:cell-count="2798" meta:table-count="2"/>
    <meta:generator>ODFPY/1.3.0dev</meta:generator>
  </office:meta>
</office:document-meta>
</file>